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k</text:p>
          </table:table-cell>
          <table:table-cell office:value-type="string">
            <text:p>Xi-Estimate of Error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 table:style-name="ro1">
          <table:table-cell/>
          <table:table-cell office:value-type="float" office:value="0.00001">
            <text:p>0.00001</text:p>
          </table:table-cell>
          <table:table-cell office:value-type="float" office:value="89.14">
            <text:p>89.14</text:p>
          </table:table-cell>
          <table:table-cell table:number-columns-repeated="2" office:value-type="float" office:value="10.86">
            <text:p>10.86</text:p>
          </table:table-cell>
          <table:table-cell/>
          <table:table-cell office:value-type="float" office:value="54.52">
            <text:p>54.52</text:p>
          </table:table-cell>
          <table:table-cell office:value-type="float" office:value="58.42">
            <text:p>58.42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/>
          <table:table-cell office:value-type="float" office:value="0.0001">
            <text:p>0.0001</text:p>
          </table:table-cell>
          <table:table-cell office:value-type="float" office:value="42.73">
            <text:p>42.73</text:p>
          </table:table-cell>
          <table:table-cell office:value-type="float" office:value="80.57">
            <text:p>80.57</text:p>
          </table:table-cell>
          <table:table-cell office:value-type="float" office:value="54.96">
            <text:p>54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5">
            <text:p>0.00025</text:p>
          </table:table-cell>
          <table:table-cell office:value-type="float" office:value="57.78">
            <text:p>57.78</text:p>
          </table:table-cell>
          <table:table-cell office:value-type="float" office:value="54.66">
            <text:p>54.66</text:p>
          </table:table-cell>
          <table:table-cell office:value-type="float" office:value="43.77">
            <text:p>43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4">
            <text:p>0.0004</text:p>
          </table:table-cell>
          <table:table-cell office:value-type="float" office:value="59.92">
            <text:p>59.92</text:p>
          </table:table-cell>
          <table:table-cell office:value-type="float" office:value="15.96">
            <text:p>15.96</text:p>
          </table:table-cell>
          <table:table-cell office:value-type="float" office:value="30.83">
            <text:p>30.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5">
            <text:p>0.0005</text:p>
          </table:table-cell>
          <table:table-cell office:value-type="float" office:value="41.08">
            <text:p>41.08</text:p>
          </table:table-cell>
          <table:table-cell office:value-type="float" office:value="56.54">
            <text:p>56.54</text:p>
          </table:table-cell>
          <table:table-cell office:value-type="float" office:value="59.36">
            <text:p>59.36</text:p>
          </table:table-cell>
          <table:table-cell/>
          <table:table-cell office:value-type="float" office:value="48">
            <text:p>48</text:p>
          </table:table-cell>
          <table:table-cell office:value-type="float" office:value="48.8">
            <text:p>48.8</text:p>
          </table:table-cell>
          <table:table-cell office:value-type="float" office:value="81.3">
            <text:p>81.3</text:p>
          </table:table-cell>
        </table:table-row>
        <table:table-row table:style-name="ro1">
          <table:table-cell/>
          <table:table-cell office:value-type="float" office:value="0.00055">
            <text:p>0.00055</text:p>
          </table:table-cell>
          <table:table-cell office:value-type="float" office:value="60.27">
            <text:p>60.27</text:p>
          </table:table-cell>
          <table:table-cell office:value-type="float" office:value="19.48">
            <text:p>19.48</text:p>
          </table:table-cell>
          <table:table-cell office:value-type="float" office:value="32.74">
            <text:p>32.74</text:p>
          </table:table-cell>
          <table:table-cell/>
          <table:table-cell office:value-type="float" office:value="49.36">
            <text:p>49.36</text:p>
          </table:table-cell>
          <table:table-cell office:value-type="float" office:value="43.46">
            <text:p>43.46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/>
          <table:table-cell office:value-type="float" office:value="0.0006">
            <text:p>0.0006</text:p>
          </table:table-cell>
          <table:table-cell office:value-type="float" office:value="46.18">
            <text:p>46.18</text:p>
          </table:table-cell>
          <table:table-cell office:value-type="float" office:value="80.86">
            <text:p>80.86</text:p>
          </table:table-cell>
          <table:table-cell office:value-type="float" office:value="52.48">
            <text:p>52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5">
            <text:p>0.00065</text:p>
          </table:table-cell>
          <table:table-cell office:value-type="float" office:value="47.69">
            <text:p>47.69</text:p>
          </table:table-cell>
          <table:table-cell office:value-type="float" office:value="83.97">
            <text:p>83.97</text:p>
          </table:table-cell>
          <table:table-cell office:value-type="float" office:value="51.41">
            <text:p>51.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75">
            <text:p>0.00075</text:p>
          </table:table-cell>
          <table:table-cell office:value-type="float" office:value="45.86">
            <text:p>45.86</text:p>
          </table:table-cell>
          <table:table-cell office:value-type="float" office:value="85.12">
            <text:p>85.12</text:p>
          </table:table-cell>
          <table:table-cell office:value-type="float" office:value="52.56">
            <text:p>52.56</text:p>
          </table:table-cell>
          <table:table-cell/>
          <table:table-cell office:value-type="float" office:value="46.2">
            <text:p>46.2</text:p>
          </table:table-cell>
          <table:table-cell office:value-type="float" office:value="35.81">
            <text:p>35.81</text:p>
          </table:table-cell>
          <table:table-cell office:value-type="float" office:value="9.58">
            <text:p>9.58</text:p>
          </table:table-cell>
        </table:table-row>
        <table:table-row table:style-name="ro1">
          <table:table-cell/>
          <table:table-cell office:value-type="float" office:value="0.001">
            <text:p>0.001</text:p>
          </table:table-cell>
          <table:table-cell office:value-type="float" office:value="56.96">
            <text:p>56.96</text:p>
          </table:table-cell>
          <table:table-cell office:value-type="float" office:value="60.79">
            <text:p>60.79</text:p>
          </table:table-cell>
          <table:table-cell office:value-type="float" office:value="44.86">
            <text:p>44.86</text:p>
          </table:table-cell>
          <table:table-cell/>
          <table:table-cell office:value-type="float" office:value="50.71">
            <text:p>50.71</text:p>
          </table:table-cell>
          <table:table-cell office:value-type="float" office:value="51.88">
            <text:p>51.88</text:p>
          </table:table-cell>
          <table:table-cell office:value-type="float" office:value="19.55">
            <text:p>19.55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61.04">
            <text:p>61.04</text:p>
          </table:table-cell>
          <table:table-cell office:value-type="float" office:value="29.04">
            <text:p>29.04</text:p>
          </table:table-cell>
          <table:table-cell office:value-type="float" office:value="36.22">
            <text:p>36.22</text:p>
          </table:table-cell>
          <table:table-cell/>
          <table:table-cell office:value-type="float" office:value="55.52">
            <text:p>55.52</text:p>
          </table:table-cell>
          <table:table-cell office:value-type="float" office:value="55.19">
            <text:p>55.19</text:p>
          </table:table-cell>
          <table:table-cell office:value-type="float" office:value="58.76">
            <text:p>58.76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4"/>
          <table:table-cell office:value-type="float" office:value="45.67">
            <text:p>45.67</text:p>
          </table:table-cell>
          <table:table-cell office:value-type="float" office:value="46.77">
            <text:p>46.77</text:p>
          </table:table-cell>
          <table:table-cell office:value-type="float" office:value="62.69">
            <text:p>62.6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50.94">
            <text:p>50.94</text:p>
          </table:table-cell>
          <table:table-cell office:value-type="float" office:value="63.67">
            <text:p>63.67</text:p>
          </table:table-cell>
          <table:table-cell office:value-type="float" office:value="4.37">
            <text:p>4.3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  <table:table-cell/>
          <table:table-cell office:value-type="float" office:value="49.02">
            <text:p>49.02</text:p>
          </table:table-cell>
          <table:table-cell office:value-type="float" office:value="48.71">
            <text:p>48.71</text:p>
          </table:table-cell>
          <table:table-cell office:value-type="float" office:value="36.99">
            <text:p>36.99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  <table:table-cell/>
          <table:table-cell office:value-type="float" office:value="49.02">
            <text:p>49.02</text:p>
          </table:table-cell>
          <table:table-cell office:value-type="float" office:value="48.71">
            <text:p>48.71</text:p>
          </table:table-cell>
          <table:table-cell office:value-type="float" office:value="36.99">
            <text:p>36.99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  <table:table-cell/>
          <table:table-cell office:value-type="float" office:value="49.02">
            <text:p>49.02</text:p>
          </table:table-cell>
          <table:table-cell office:value-type="float" office:value="48.71">
            <text:p>48.71</text:p>
          </table:table-cell>
          <table:table-cell office:value-type="float" office:value="36.99">
            <text:p>36.99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4"/>
          <table:table-cell office:value-type="float" office:value="49.02">
            <text:p>49.02</text:p>
          </table:table-cell>
          <table:table-cell office:value-type="float" office:value="48.71">
            <text:p>48.71</text:p>
          </table:table-cell>
          <table:table-cell office:value-type="float" office:value="36.99">
            <text:p>36.9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0.00001">
            <text:p>0.00001</text:p>
          </table:table-cell>
          <table:table-cell table:number-columns-repeated="4"/>
          <table:table-cell office:value-type="float" office:value="66.36">
            <text:p>66.36</text:p>
          </table:table-cell>
          <table:table-cell office:value-type="float" office:value="73.27">
            <text:p>73.27</text:p>
          </table:table-cell>
          <table:table-cell office:value-type="float" office:value="51.57">
            <text:p>51.57</text:p>
          </table:table-cell>
        </table:table-row>
        <table:table-row table:style-name="ro1">
          <table:table-cell/>
          <table:table-cell office:value-type="float" office:value="0.0001">
            <text:p>0.0001</text:p>
          </table:table-cell>
          <table:table-cell table:number-columns-repeated="4"/>
          <table:table-cell office:value-type="float" office:value="66.36">
            <text:p>66.36</text:p>
          </table:table-cell>
          <table:table-cell office:value-type="float" office:value="73.27">
            <text:p>73.27</text:p>
          </table:table-cell>
          <table:table-cell office:value-type="float" office:value="51.57">
            <text:p>51.57</text:p>
          </table:table-cell>
        </table:table-row>
        <table:table-row table:style-name="ro1">
          <table:table-cell/>
          <table:table-cell office:value-type="float" office:value="0.00025">
            <text:p>0.00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4">
            <text:p>0.0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">
            <text:p>0.0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55">
            <text:p>0.000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6">
            <text:p>0.0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65">
            <text:p>0.000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75">
            <text:p>0.00075</text:p>
          </table:table-cell>
          <table:table-cell table:number-columns-repeated="4"/>
          <table:table-cell office:value-type="float" office:value="66.12">
            <text:p>66.12</text:p>
          </table:table-cell>
          <table:table-cell office:value-type="float" office:value="72.74">
            <text:p>72.74</text:p>
          </table:table-cell>
          <table:table-cell office:value-type="float" office:value="51.62">
            <text:p>51.62</text:p>
          </table:table-cell>
        </table:table-row>
        <table:table-row table:style-name="ro1">
          <table:table-cell/>
          <table:table-cell office:value-type="float" office:value="0.001">
            <text:p>0.001</text:p>
          </table:table-cell>
          <table:table-cell table:number-columns-repeated="4"/>
          <table:table-cell office:value-type="float" office:value="66.12">
            <text:p>66.12</text:p>
          </table:table-cell>
          <table:table-cell office:value-type="float" office:value="72.71">
            <text:p>72.71</text:p>
          </table:table-cell>
          <table:table-cell office:value-type="float" office:value="51.65">
            <text:p>51.65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number-columns-repeated="4"/>
          <table:table-cell office:value-type="float" office:value="66.12">
            <text:p>66.12</text:p>
          </table:table-cell>
          <table:table-cell office:value-type="float" office:value="72.77">
            <text:p>72.77</text:p>
          </table:table-cell>
          <table:table-cell office:value-type="float" office:value="51.59">
            <text:p>51.59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4"/>
          <table:table-cell office:value-type="float" office:value="49.99">
            <text:p>49.99</text:p>
          </table:table-cell>
          <table:table-cell office:value-type="float" office:value="50.01">
            <text:p>50.01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50.19">
            <text:p>50.19</text:p>
          </table:table-cell>
          <table:table-cell office:value-type="float" office:value="50.15">
            <text:p>50.15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/>
          <table:table-cell office:value-type="float" office:value="49.61">
            <text:p>49.61</text:p>
          </table:table-cell>
          <table:table-cell office:value-type="float" office:value="49.82">
            <text:p>49.82</text:p>
          </table:table-cell>
          <table:table-cell office:value-type="float" office:value="97.86">
            <text:p>97.86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56.28">
            <text:p>56.28</text:p>
          </table:table-cell>
          <table:table-cell office:value-type="float" office:value="54.26">
            <text:p>54.26</text:p>
          </table:table-cell>
          <table:table-cell office:value-type="float" office:value="80.15">
            <text:p>80.15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4"/>
          <table:table-cell office:value-type="float" office:value="56.28">
            <text:p>56.28</text:p>
          </table:table-cell>
          <table:table-cell office:value-type="float" office:value="54.26">
            <text:p>54.26</text:p>
          </table:table-cell>
          <table:table-cell office:value-type="float" office:value="80.15">
            <text:p>80.15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4"/>
          <table:table-cell office:value-type="float" office:value="56.28">
            <text:p>56.28</text:p>
          </table:table-cell>
          <table:table-cell office:value-type="float" office:value="54.26">
            <text:p>54.26</text:p>
          </table:table-cell>
          <table:table-cell office:value-type="float" office:value="80.15">
            <text:p>80.15</text:p>
          </table:table-cell>
        </table:table-row>
      </table:table>
      <table:named-expressions/>
      <table:database-ranges>
        <table:database-range table:name="__Anonymous_Sheet_DB__0" table:target-range-address="Sheet1.B2:Sheet1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tian </meta:initial-creator>
    <meta:creation-date>2013-04-04T01:28:55</meta:creation-date>
    <dc:date>2013-04-04T07:53:28</dc:date>
    <dc:creator>Detian </dc:creator>
    <meta:editing-duration>PT5H39M3S</meta:editing-duration>
    <meta:editing-cycles>4</meta:editing-cycles>
    <meta:generator>LibreOffice/3.6$Linux_X86_64 LibreOffice_project/360m1$Build-2</meta:generator>
    <meta:document-statistic meta:table-count="1" meta:cell-count="153" meta:object-count="0"/>
  </office:meta>
</office:document-meta>
</file>